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Thumbnails/thumbnail.png" manifest:media-type="image/png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layout-cache" manifest:media-type="application/binary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rsid="00058152" officeooo:paragraph-rsid="00058152"/>
    </style:style>
    <style:style style:name="P2" style:family="paragraph" style:parent-style-name="Text_20_body">
      <style:text-properties officeooo:paragraph-rsid="00058152"/>
    </style:style>
    <style:style style:name="P3" style:family="paragraph" style:parent-style-name="Text_20_body">
      <style:text-properties officeooo:rsid="0007eea6" officeooo:paragraph-rsid="0007eea6"/>
    </style:style>
    <style:style style:name="P4" style:family="paragraph" style:parent-style-name="Text_20_body">
      <style:text-properties officeooo:rsid="00083fe1" officeooo:paragraph-rsid="00083fe1"/>
    </style:style>
    <style:style style:name="P5" style:family="paragraph" style:parent-style-name="Text_20_body">
      <style:text-properties officeooo:rsid="00083fe1" officeooo:paragraph-rsid="000d5ba1"/>
    </style:style>
    <style:style style:name="P6" style:family="paragraph" style:parent-style-name="Text_20_body">
      <style:text-properties officeooo:rsid="00098e1a" officeooo:paragraph-rsid="00098e1a"/>
    </style:style>
    <style:style style:name="P7" style:family="paragraph" style:parent-style-name="Text_20_body">
      <style:text-properties officeooo:rsid="0009f606" officeooo:paragraph-rsid="0009f606"/>
    </style:style>
    <style:style style:name="P8" style:family="paragraph" style:parent-style-name="Text_20_body">
      <style:text-properties officeooo:paragraph-rsid="0009f606"/>
    </style:style>
    <style:style style:name="P9" style:family="paragraph" style:parent-style-name="Text_20_body">
      <style:text-properties officeooo:rsid="000b8ebe" officeooo:paragraph-rsid="000b8ebe"/>
    </style:style>
    <style:style style:name="P10" style:family="paragraph" style:parent-style-name="Text_20_body">
      <style:text-properties officeooo:paragraph-rsid="0007eea6"/>
    </style:style>
    <style:style style:name="P11" style:family="paragraph" style:parent-style-name="Text_20_body">
      <style:text-properties officeooo:rsid="000d5ba1" officeooo:paragraph-rsid="000d5ba1"/>
    </style:style>
    <style:style style:name="P12" style:family="paragraph" style:parent-style-name="Text_20_body">
      <style:text-properties officeooo:rsid="000e18ad" officeooo:paragraph-rsid="000e18ad"/>
    </style:style>
    <style:style style:name="P13" style:family="paragraph" style:parent-style-name="Text_20_body">
      <style:text-properties officeooo:rsid="000f02be" officeooo:paragraph-rsid="000f02be"/>
    </style:style>
    <style:style style:name="T1" style:family="text">
      <style:text-properties officeooo:rsid="00058152"/>
    </style:style>
    <style:style style:name="T2" style:family="text">
      <style:text-properties officeooo:rsid="00060b90"/>
    </style:style>
    <style:style style:name="T3" style:family="text">
      <style:text-properties officeooo:rsid="0007eea6"/>
    </style:style>
    <style:style style:name="T4" style:family="text">
      <style:text-properties officeooo:rsid="00098e1a"/>
    </style:style>
    <style:style style:name="T5" style:family="text">
      <style:text-properties officeooo:rsid="0009f606"/>
    </style:style>
    <style:style style:name="T6" style:family="text">
      <style:text-properties officeooo:rsid="000b8ebe"/>
    </style:style>
    <style:style style:name="T7" style:family="text">
      <style:text-properties officeooo:rsid="000d5ba1"/>
    </style:style>
    <style:style style:name="T8" style:family="text">
      <style:text-properties style:text-position="sub 58%" fo:font-style="normal" style:font-style-asian="normal" style:font-style-complex="normal"/>
    </style:style>
    <style:style style:name="T9" style:family="text">
      <style:text-properties style:text-position="0% 100%"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0f753c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akterien vernichten</text:p>
      <text:p text:style-name="Subtitle">Antwort auf <text:a xlink:type="simple" xlink:href="https://www.gutefrage.net/frage/exponentielles-abklingen" text:style-name="Internet_20_link" text:visited-style-name="Visited_20_Internet_20_Link">https://www.gutefrage.net/frage/exponentielles-abklingen</text:a></text:p>
      <text:h text:style-name="Heading_20_1" text:outline-level="1">Warum findet das Exponentialgesetz Anwendung?</text:h>
      <text:p text:style-name="P1"><text:span text:style-name="T5">(1)</text:span><draw:frame draw:style-name="fr1" draw:name="Objekt1" text:anchor-type="as-char" svg:y="-0.693cm" svg:width="3.955cm" svg:height="1.13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<text:span text:style-name="T1">Das ist durch die Aufgabenstellung gegeben, die sagt, daß die Änderung der Anzahl der Bakterien bis zum Zeitpunkt </text:span><text:span text:style-name="T1"><draw:frame draw:style-name="fr1" draw:name="Objekt2" text:anchor-type="as-char" svg:y="-0.377cm" svg:width="0.349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<text:s/>proportional zur Anzahl der Bakterien am Anfang der Vernichtung </text:span><text:span text:style-name="T1"><draw:frame draw:style-name="fr1" draw:name="Objekt3" text:anchor-type="as-char" svg:y="-0.377cm" svg:width="0.483cm" svg:height="0.531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"><text:s/>sei. „proportional“ bedeutet konstantes Verhältnis, das hier durch die Konstante </text:span><text:span text:style-name="T1"><draw:frame draw:style-name="fr1" draw:name="Objekt24" text:anchor-type="as-char" svg:y="-0.377cm" svg:width="0.425cm" svg:height="0.467cm" draw:z-index="22"><draw:object xlink:href="./Object 24" xlink:type="simple" xlink:show="embed" xlink:actuate="onLoad"/><draw:image xlink:href="./ObjectReplacements/Object 24" xlink:type="simple" xlink:show="embed" xlink:actuate="onLoad"/></draw:frame></text:span><text:span text:style-name="T1"><text:s/>gegeben sei. Wenn das für den gesamten Vernichtungsprozeß gelten soll, muß die Aussage für beliebig kurze Zeitabschnitte gültig sein, also für </text:span><text:span text:style-name="T1"><draw:frame draw:style-name="fr1" draw:name="Objekt4" text:anchor-type="as-char" svg:y="-0.377cm" svg:width="1.005cm" svg:height="0.531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">. <text:s/>Mit der Substitution </text:span><text:span text:style-name="T1"><draw:frame draw:style-name="fr1" draw:name="Objekt5" text:anchor-type="as-char" svg:y="-0.377cm" svg:width="3.216cm" svg:height="0.531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"><text:s/>ergibt sich daraus</text:span></text:p>
      <text:p text:style-name="P2"><text:span text:style-name="T5">(2)</text:span><draw:frame draw:style-name="fr1" draw:name="Objekt6" text:anchor-type="as-char" svg:y="-0.693cm" svg:width="4.6cm" svg:height="1.071cm" draw:z-index="5"><draw:object xlink:href="./Object 6" xlink:type="simple" xlink:show="embed" xlink:actuate="onLoad"/><draw:image xlink:href="./ObjectReplacements/Object 6" xlink:type="simple" xlink:show="embed" xlink:actuate="onLoad"/><svg:desc>Formel</svg:desc></draw:frame><text:span text:style-name="T2">bzw. (3)</text:span><text:span text:style-name="T2"><draw:frame draw:style-name="fr1" draw:name="Objekt7" text:anchor-type="as-char" svg:y="-0.693cm" svg:width="5.276cm" svg:height="1.071cm" draw:z-index="6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10"><text:span text:style-name="T3">Weil die rechte Seite nicht von </text:span><text:span text:style-name="T3"><draw:frame draw:style-name="fr1" draw:name="Objekt8" text:anchor-type="as-char" svg:y="-0.377cm" svg:width="0.422cm" svg:height="0.467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3"><text:s/>abhängt, bleibt sie bei der Grenzwertberechnung unverändert. Der Grenzwert auf der linken Seite ist die Definition der 1. Ableitung der Funktion </text:span><text:span text:style-name="T3"><draw:frame draw:style-name="fr1" draw:name="Objekt9" text:anchor-type="as-char" svg:y="-0.377cm" svg:width="0.489cm" svg:height="0.467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3"><text:s/>an der Stelle </text:span><text:span text:style-name="T3"><draw:frame draw:style-name="fr1" draw:name="Objekt10" text:anchor-type="as-char" svg:y="-0.377cm" svg:width="0.483cm" svg:height="0.531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3">. Als Gleichung sieht das so aus:</text:span></text:p>
      <text:p text:style-name="P3"><text:span text:style-name="T5">(4)</text:span><draw:frame draw:style-name="fr1" draw:name="Objekt11" text:anchor-type="as-char" svg:y="-0.386cm" svg:width="2.903cm" svg:height="0.542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4">Weil <draw:frame draw:style-name="fr1" draw:name="Objekt12" text:anchor-type="as-char" svg:y="-0.377cm" svg:width="0.483cm" svg:height="0.531cm" draw:z-index="11"><draw:object xlink:href="./Object 12" xlink:type="simple" xlink:show="embed" xlink:actuate="onLoad"/><draw:image xlink:href="./ObjectReplacements/Object 12" xlink:type="simple" xlink:show="embed" xlink:actuate="onLoad"/></draw:frame><text:s/>ein frei wählbarer Zeitpunkt ist, ersetzen wir <text:span text:style-name="T6">zur Vereinfachung </text:span>den Ausdruck in der weiteren Betrachtung durch <draw:frame draw:style-name="fr1" draw:name="Objekt13" text:anchor-type="as-char" svg:y="-0.377cm" svg:width="0.349cm" svg:height="0.467cm" draw:z-index="12"><draw:object xlink:href="./Object 13" xlink:type="simple" xlink:show="embed" xlink:actuate="onLoad"/><draw:image xlink:href="./ObjectReplacements/Object 13" xlink:type="simple" xlink:show="embed" xlink:actuate="onLoad"/></draw:frame>. Gleichzeitig bringen wir durch äquivalente Umformung die Differentialgleichung in eine Standardform:</text:p>
      <text:p text:style-name="P4"><text:span text:style-name="T5">(5)</text:span><draw:frame draw:style-name="fr1" draw:name="Objekt14" text:anchor-type="as-char" svg:y="-0.386cm" svg:width="3.47cm" svg:height="0.508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5">Dabei <text:span text:style-name="T7">wird deutlich, daß es sich </text:span>um eine homogene lineare Differentialgleichung <text:span text:style-name="T7">handelt</text:span>. <text:span text:style-name="T4">Eine solche hat die Lösung </text:span></text:p>
      <text:p text:style-name="P5"><text:span text:style-name="T4">(6)</text:span><text:span text:style-name="T4"><draw:frame draw:style-name="fr1" draw:name="Objekt15" text:anchor-type="as-char" svg:y="-0.386cm" svg:width="3.277cm" svg:height="0.542cm" draw:z-index="23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6">mit der Ableitung </text:p>
      <text:p text:style-name="P6"><text:span text:style-name="T5">(7)</text:span><draw:frame draw:style-name="fr1" draw:name="Objekt16" text:anchor-type="as-char" svg:y="-0.386cm" svg:width="3.805cm" svg:height="0.542cm" draw:z-index="14"><draw:object xlink:href="./Object 16" xlink:type="simple" xlink:show="embed" xlink:actuate="onLoad"/><draw:image xlink:href="./ObjectReplacements/Object 16" xlink:type="simple" xlink:show="embed" xlink:actuate="onLoad"/></draw:frame></text:p>
      <text:p text:style-name="P6">Ersetzt man in der Differentialgleichung <text:span text:style-name="T7">(5) </text:span><draw:frame draw:style-name="fr1" draw:name="Objekt17" text:anchor-type="as-char" svg:y="-0.386cm" svg:width="0.988cm" svg:height="0.508cm" draw:z-index="15"><draw:object xlink:href="./Object 17" xlink:type="simple" xlink:show="embed" xlink:actuate="onLoad"/><draw:image xlink:href="./ObjectReplacements/Object 17" xlink:type="simple" xlink:show="embed" xlink:actuate="onLoad"/></draw:frame><text:s/>und <draw:frame draw:style-name="fr1" draw:name="Objekt18" text:anchor-type="as-char" svg:y="-0.386cm" svg:width="1.147cm" svg:height="0.508cm" draw:z-index="16"><draw:object xlink:href="./Object 18" xlink:type="simple" xlink:show="embed" xlink:actuate="onLoad"/><draw:image xlink:href="./ObjectReplacements/Object 18" xlink:type="simple" xlink:show="embed" xlink:actuate="onLoad"/></draw:frame><text:s/>mit diesem Ansatz, ergibt sich</text:p>
      <text:p text:style-name="P6"><text:span text:style-name="T5">(8)</text:span><draw:frame draw:style-name="fr1" draw:name="Objekt19" text:anchor-type="as-char" svg:y="-0.386cm" svg:width="5.893cm" svg:height="0.542cm" draw:z-index="17"><draw:object xlink:href="./Object 19" xlink:type="simple" xlink:show="embed" xlink:actuate="onLoad"/><draw:image xlink:href="./ObjectReplacements/Object 19" xlink:type="simple" xlink:show="embed" xlink:actuate="onLoad"/></draw:frame></text:p>
      <text:p text:style-name="P7">Weil die Aufgabenstellung eine zeitabhängige Lösung verlangt, befassen wir uns nicht mit anderen möglichen Lösungen und können annehmen, daß <draw:frame draw:style-name="fr1" draw:name="Objekt20" text:anchor-type="as-char" svg:y="-0.377cm" svg:width="1.198cm" svg:height="0.531cm" draw:z-index="18"><draw:object xlink:href="./Object 20" xlink:type="simple" xlink:show="embed" xlink:actuate="onLoad"/><draw:image xlink:href="./ObjectReplacements/Object 20" xlink:type="simple" xlink:show="embed" xlink:actuate="onLoad"/></draw:frame><text:s/>und <draw:frame draw:style-name="fr1" draw:name="Objekt21" text:anchor-type="as-char" svg:y="-0.386cm" svg:width="2.249cm" svg:height="0.508cm" draw:z-index="19"><draw:object xlink:href="./Object 21" xlink:type="simple" xlink:show="embed" xlink:actuate="onLoad"/><draw:image xlink:href="./ObjectReplacements/Object 21" xlink:type="simple" xlink:show="embed" xlink:actuate="onLoad"/></draw:frame>. Unter dieser Voraussetzung kann man die Gleichung äquivalent umformen, indem man sie durch beide Ausdrücke dividiert. Man erhält</text:p>
      <text:p text:style-name="P7"><text:soft-page-break/>(9)<draw:frame draw:style-name="fr1" draw:name="Objekt22" text:anchor-type="as-char" svg:y="-0.377cm" svg:width="3.194cm" svg:height="0.467cm" draw:z-index="20"><draw:object xlink:href="./Object 22" xlink:type="simple" xlink:show="embed" xlink:actuate="onLoad"/><draw:image xlink:href="./ObjectReplacements/Object 22" xlink:type="simple" xlink:show="embed" xlink:actuate="onLoad"/></draw:frame></text:p>
      <text:p text:style-name="P8"><text:span text:style-name="T5">Unter dieser Voraussetzung löst also die Funktionsgleichung (6) <text:s/>die durch die Aufgabenstellung gegebene Differentialgleichung (4). Also findet der betrachtete Abklingvorgang nach der Exponentialfunktion </text:span></text:p>
      <text:p text:style-name="P9">(10)<draw:frame draw:style-name="fr1" draw:name="Objekt23" text:anchor-type="as-char" svg:y="-0.386cm" svg:width="3.177cm" svg:height="0.542cm" draw:z-index="21"><draw:object xlink:href="./Object 23" xlink:type="simple" xlink:show="embed" xlink:actuate="onLoad"/><draw:image xlink:href="./ObjectReplacements/Object 23" xlink:type="simple" xlink:show="embed" xlink:actuate="onLoad"/><svg:desc>Formel</svg:desc></draw:frame></text:p>
      <text:p text:style-name="P9">statt.</text:p>
      <text:h text:style-name="Heading_20_1" text:outline-level="1"><text:span text:style-name="T10">B</text:span><text:span text:style-name="T8">0 </text:span><text:span text:style-name="T9">berechnen</text:span></text:h>
      <text:p text:style-name="P11"><text:span text:style-name="T9">Gegeben ist </text:span><text:span text:style-name="T9"><draw:frame draw:style-name="fr1" draw:name="Objekt25" text:anchor-type="as-char" svg:y="-0.386cm" svg:width="2.884cm" svg:height="0.508cm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9">.</text:span></text:p>
      <text:p text:style-name="P11"><text:span text:style-name="T9">Aus Gleichung (10 )ergibt sich</text:span></text:p>
      <text:p text:style-name="P11"><text:span text:style-name="T9"><draw:frame draw:style-name="fr1" draw:name="Objekt26" text:anchor-type="as-char" svg:y="-0.386cm" svg:width="4.815cm" svg:height="0.542cm" draw:z-index="25"><draw:object xlink:href="./Object 26" xlink:type="simple" xlink:show="embed" xlink:actuate="onLoad"/><draw:image xlink:href="./ObjectReplacements/Object 26" xlink:type="simple" xlink:show="embed" xlink:actuate="onLoad"/></draw:frame></text:span><text:span text:style-name="T9">.</text:span></text:p>
      <text:h text:style-name="Heading_20_1" text:outline-level="1"><text:span text:style-name="T10">k</text:span> berechnen</text:h>
      <text:p text:style-name="P11">Gegeben ist <draw:frame draw:style-name="fr1" draw:name="Objekt27" text:anchor-type="as-char" svg:y="-0.386cm" svg:width="9.169cm" svg:height="0.508cm" draw:z-index="26"><draw:object xlink:href="./Object 27" xlink:type="simple" xlink:show="embed" xlink:actuate="onLoad"/><draw:image xlink:href="./ObjectReplacements/Object 27" xlink:type="simple" xlink:show="embed" xlink:actuate="onLoad"/></draw:frame>.</text:p>
      <text:p text:style-name="P12">Wir wenden das gefundene Exponentialgesetz (10) an:</text:p>
      <text:p text:style-name="P12"><draw:frame draw:style-name="fr1" draw:name="Objekt28" text:anchor-type="as-char" svg:y="-2.198cm" svg:width="8.989cm" svg:height="4.173cm" draw:z-index="27"><draw:object xlink:href="./Object 28" xlink:type="simple" xlink:show="embed" xlink:actuate="onLoad"/><draw:image xlink:href="./ObjectReplacements/Object 28" xlink:type="simple" xlink:show="embed" xlink:actuate="onLoad"/></draw:frame></text:p>
      <text:h text:style-name="Heading_20_1" text:outline-level="1">Wie lange dauert es bis keine Bakterien mehr vorhanden sind?</text:h>
      <text:p text:style-name="P13">Die Abklingfunktion kann nicht 0 werden, also eine Zeit <draw:frame draw:style-name="fr1" draw:name="Objekt29" text:anchor-type="as-char" svg:y="-0.377cm" svg:width="0.476cm" svg:height="0.531cm" draw:z-index="28"><draw:object xlink:href="./Object 29" xlink:type="simple" xlink:show="embed" xlink:actuate="onLoad"/><draw:image xlink:href="./ObjectReplacements/Object 29" xlink:type="simple" xlink:show="embed" xlink:actuate="onLoad"/></draw:frame><text:s/>mit <draw:frame draw:style-name="fr1" draw:name="Objekt30" text:anchor-type="as-char" svg:y="-0.386cm" svg:width="1.677cm" svg:height="0.542cm" draw:z-index="29"><draw:object xlink:href="./Object 30" xlink:type="simple" xlink:show="embed" xlink:actuate="onLoad"/><draw:image xlink:href="./ObjectReplacements/Object 30" xlink:type="simple" xlink:show="embed" xlink:actuate="onLoad"/></draw:frame><text:s/>kann nicht berechnet werden. Da aber weniger als 1 Bakterium nicht lebensfähig ist, müßte <draw:frame draw:style-name="fr1" draw:name="Objekt31" text:anchor-type="as-char" svg:y="-0.377cm" svg:width="0.476cm" svg:height="0.531cm" draw:z-index="30"><draw:object xlink:href="./Object 31" xlink:type="simple" xlink:show="embed" xlink:actuate="onLoad"/><draw:image xlink:href="./ObjectReplacements/Object 31" xlink:type="simple" xlink:show="embed" xlink:actuate="onLoad"/><svg:desc>Formel</svg:desc></draw:frame><text:s/><text:span text:style-name="T11">nur die Zeit bis zum Zustand </text:span><text:span text:style-name="T11"><draw:frame draw:style-name="fr1" draw:name="Objekt32" text:anchor-type="as-char" svg:y="-0.386cm" svg:width="1.667cm" svg:height="0.542cm" draw:z-index="31"><draw:object xlink:href="./Object 32" xlink:type="simple" xlink:show="embed" xlink:actuate="onLoad"/><draw:image xlink:href="./ObjectReplacements/Object 32" xlink:type="simple" xlink:show="embed" xlink:actuate="onLoad"/><svg:desc>Formel</svg:desc></draw:frame></text:span><text:span text:style-name="T11"><text:s/>überschreiten. Wir berechnen also eine Zeit </text:span><text:span text:style-name="T11"><draw:frame draw:style-name="fr1" draw:name="Objekt33" text:anchor-type="as-char" svg:y="-0.377cm" svg:width="0.476cm" svg:height="0.531cm" draw:z-index="32"><draw:object xlink:href="./Object 33" xlink:type="simple" xlink:show="embed" xlink:actuate="onLoad"/><draw:image xlink:href="./ObjectReplacements/Object 33" xlink:type="simple" xlink:show="embed" xlink:actuate="onLoad"/><svg:desc>Formel</svg:desc></draw:frame></text:span><text:span text:style-name="T11">, die überschritten sein muß, um alle Bekterien zu vernichten, mit Gleichung (10) und den bisher bekannten Daten:</text:span></text:p>
      <text:p text:style-name="P13"><text:soft-page-break/><draw:frame draw:style-name="fr1" draw:name="Objekt34" text:anchor-type="as-char" svg:y="-2.826cm" svg:width="6.944cm" svg:height="5.493cm" draw:z-index="33"><draw:object xlink:href="./Object 34" xlink:type="simple" xlink:show="embed" xlink:actuate="onLoad"/><draw:image xlink:href="./ObjectReplacements/Object 34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04T12:39:56.220338867</meta:creation-date>
    <dc:date>2020-03-04T21:53:57.764328517</dc:date>
    <meta:editing-duration>PT6H53M48S</meta:editing-duration>
    <meta:editing-cycles>2</meta:editing-cycles>
    <meta:generator>LibreOffice/6.3.0.4$MacOSX_X86_64 LibreOffice_project/057fc023c990d676a43019934386b85b21a9ee99</meta:generator>
    <meta:document-statistic meta:table-count="0" meta:image-count="0" meta:object-count="34" meta:page-count="3" meta:paragraph-count="32" meta:word-count="333" meta:character-count="2295" meta:non-whitespace-character-count="1973"/>
  </office:meta>
</office:document-meta>
</file>

<file path=Object 1/content.xml><?xml version="1.0" encoding="utf-8"?>
<math xmlns="http://www.w3.org/1998/Math/MathML" display="block">
  <semantics>
    <mrow>
      <mrow>
        <mfrac>
          <mrow>
            <mi>B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−</mo>
              <mi>B</mi>
            </mrow>
            <mrow>
              <mo fence="true" stretchy="false">(</mo>
              <mrow>
                <msub>
                  <mi>t</mi>
                  <mn>0</mn>
                </msub>
              </mrow>
              <mo fence="true" stretchy="false">)</mo>
            </mrow>
          </mrow>
          <mrow>
            <mi>t</mi>
            <mo stretchy="false">−</mo>
            <msub>
              <mi>t</mi>
              <mn>0</mn>
            </msub>
          </mrow>
        </mfrac>
        <mo stretchy="false">=</mo>
        <mrow>
          <mi>k</mi>
          <mo stretchy="false">⋅</mo>
          <mi>B</mi>
        </mrow>
      </mrow>
      <mrow>
        <mo fence="true" stretchy="false">(</mo>
        <mrow>
          <msub>
            <mi>t</mi>
            <mn>0</mn>
          </msub>
        </mrow>
        <mo fence="true" stretchy="false">)</mo>
      </mrow>
    </mrow>
    <annotation encoding="StarMath 5.0">{ B(t) - B(t sub 0) } over { t - t sub 0 } = k cdot B( t sub 0 )</annotation>
  </semantics>
</math>
</file>

<file path=Object 10/content.xml><?xml version="1.0" encoding="utf-8"?>
<math xmlns="http://www.w3.org/1998/Math/MathML" display="block">
  <semantics>
    <msub>
      <mi>t</mi>
      <mn>0</mn>
    </msub>
    <annotation encoding="StarMath 5.0">t sub 0</annotation>
  </semantics>
</math>
</file>

<file path=Object 11/content.xml><?xml version="1.0" encoding="utf-8"?>
<math xmlns="http://www.w3.org/1998/Math/MathML" display="block">
  <semantics>
    <mrow>
      <mi>B</mi>
      <mi>'</mi>
      <mrow>
        <mrow>
          <mo fence="true" stretchy="false">(</mo>
          <mrow>
            <msub>
              <mi>t</mi>
              <mn>0</mn>
            </msub>
          </mrow>
          <mo fence="true" stretchy="false">)</mo>
        </mrow>
        <mo stretchy="false">=</mo>
        <mrow>
          <mi>k</mi>
          <mo stretchy="false">⋅</mo>
          <mi>B</mi>
        </mrow>
      </mrow>
      <mrow>
        <mo fence="true" stretchy="false">(</mo>
        <mrow>
          <msub>
            <mi>t</mi>
            <mn>0</mn>
          </msub>
        </mrow>
        <mo fence="true" stretchy="false">)</mo>
      </mrow>
    </mrow>
    <annotation encoding="StarMath 5.0">B'( t sub 0 ) = k cdot B( t sub 0 )</annotation>
  </semantics>
</math>
</file>

<file path=Object 12/content.xml><?xml version="1.0" encoding="utf-8"?>
<math xmlns="http://www.w3.org/1998/Math/MathML" display="block">
  <semantics>
    <msub>
      <mi>t</mi>
      <mn>0</mn>
    </msub>
    <annotation encoding="StarMath 5.0">t sub 0</annotation>
  </semantics>
</math>
</file>

<file path=Object 13/content.xml><?xml version="1.0" encoding="utf-8"?>
<math xmlns="http://www.w3.org/1998/Math/MathML" display="block">
  <semantics>
    <mi>t</mi>
    <annotation encoding="StarMath 5.0">t</annotation>
  </semantics>
</math>
</file>

<file path=Object 14/content.xml><?xml version="1.0" encoding="utf-8"?>
<math xmlns="http://www.w3.org/1998/Math/MathML" display="block">
  <semantics>
    <mrow>
      <mrow>
        <mn>0</mn>
        <mo stretchy="false">=</mo>
        <mrow>
          <mo stretchy="false">−</mo>
          <mi>B</mi>
        </mrow>
      </mrow>
      <mi>'</mi>
      <mrow>
        <mrow>
          <mo fence="true" stretchy="false">(</mo>
          <mrow>
            <mi>t</mi>
          </mrow>
          <mo fence="true" stretchy="false">)</mo>
        </mrow>
        <mo stretchy="false">+</mo>
        <mrow>
          <mi>k</mi>
          <mo stretchy="false">⋅</mo>
          <mi>B</mi>
        </mrow>
      </mrow>
      <mrow>
        <mo fence="true" stretchy="false">(</mo>
        <mrow>
          <mi>t</mi>
        </mrow>
        <mo fence="true" stretchy="false">)</mo>
      </mrow>
    </mrow>
    <annotation encoding="StarMath 5.0">0 = -B'( t ) + k cdot B( t )</annotation>
  </semantics>
</math>
</file>

<file path=Object 15/content.xml><?xml version="1.0" encoding="utf-8"?>
<math xmlns="http://www.w3.org/1998/Math/MathML" display="block">
  <semantics>
    <mrow>
      <mi>B</mi>
      <mrow>
        <mrow>
          <mo fence="true" stretchy="false">(</mo>
          <mrow>
            <mi>t</mi>
          </mrow>
          <mo fence="true" stretchy="false">)</mo>
        </mrow>
        <mo stretchy="false">=</mo>
        <msub>
          <mi>B</mi>
          <mn>0</mn>
        </msub>
      </mrow>
      <mi>exp</mi>
      <mrow>
        <mo fence="true" stretchy="false">(</mo>
        <mrow>
          <mrow>
            <mi>λ</mi>
            <mi>t</mi>
          </mrow>
        </mrow>
        <mo fence="true" stretchy="false">)</mo>
      </mrow>
    </mrow>
    <annotation encoding="StarMath 5.0">B( t ) = B sub 0 exp( %lambda t )</annotation>
  </semantics>
</math>
</file>

<file path=Object 16/content.xml><?xml version="1.0" encoding="utf-8"?>
<math xmlns="http://www.w3.org/1998/Math/MathML" display="block">
  <semantics>
    <mrow>
      <mi>B</mi>
      <mi>'</mi>
      <mrow>
        <mrow>
          <mo fence="true" stretchy="false">(</mo>
          <mrow>
            <mi>t</mi>
          </mrow>
          <mo fence="true" stretchy="false">)</mo>
        </mrow>
        <mo stretchy="false">=</mo>
        <msub>
          <mi>B</mi>
          <mn>0</mn>
        </msub>
      </mrow>
      <mi>λ</mi>
      <mi>exp</mi>
      <mrow>
        <mo fence="true" stretchy="false">(</mo>
        <mrow>
          <mrow>
            <mi>λ</mi>
            <mi>t</mi>
          </mrow>
        </mrow>
        <mo fence="true" stretchy="false">)</mo>
      </mrow>
    </mrow>
    <annotation encoding="StarMath 5.0">B'( t ) = B sub 0 %lambda exp( %lambda t )</annotation>
  </semantics>
</math>
</file>

<file path=Object 17/content.xml><?xml version="1.0" encoding="utf-8"?>
<math xmlns="http://www.w3.org/1998/Math/MathML" display="block">
  <semantics>
    <mrow>
      <mi>B</mi>
      <mrow>
        <mo fence="true" stretchy="false">(</mo>
        <mrow>
          <mi>t</mi>
        </mrow>
        <mo fence="true" stretchy="false">)</mo>
      </mrow>
    </mrow>
    <annotation encoding="StarMath 5.0">B( t )</annotation>
  </semantics>
</math>
</file>

<file path=Object 18/content.xml><?xml version="1.0" encoding="utf-8"?>
<math xmlns="http://www.w3.org/1998/Math/MathML" display="block">
  <semantics>
    <mrow>
      <mi>B</mi>
      <mi>'</mi>
      <mrow>
        <mo fence="true" stretchy="false">(</mo>
        <mrow>
          <mi>t</mi>
        </mrow>
        <mo fence="true" stretchy="false">)</mo>
      </mrow>
    </mrow>
    <annotation encoding="StarMath 5.0">B'( t )</annotation>
  </semantics>
</math>
</file>

<file path=Object 19/content.xml><?xml version="1.0" encoding="utf-8"?>
<math xmlns="http://www.w3.org/1998/Math/MathML" display="block">
  <semantics>
    <mrow>
      <mrow>
        <mn>0</mn>
        <mo stretchy="false">=</mo>
        <mrow>
          <mo stretchy="false">−</mo>
          <msub>
            <mi>B</mi>
            <mn>0</mn>
          </msub>
        </mrow>
      </mrow>
      <mi>λ</mi>
      <mi>exp</mi>
      <mrow>
        <mrow>
          <mo fence="true" stretchy="false">(</mo>
          <mrow>
            <mrow>
              <mi>λ</mi>
              <mi>t</mi>
            </mrow>
          </mrow>
          <mo fence="true" stretchy="false">)</mo>
        </mrow>
        <mo stretchy="false">+</mo>
        <mi>c</mi>
      </mrow>
      <msub>
        <mi>B</mi>
        <mn>0</mn>
      </msub>
      <mi>exp</mi>
      <mrow>
        <mo fence="true" stretchy="false">(</mo>
        <mrow>
          <mrow>
            <mi>λ</mi>
            <mi>t</mi>
          </mrow>
        </mrow>
        <mo fence="true" stretchy="false">)</mo>
      </mrow>
    </mrow>
    <annotation encoding="StarMath 5.0">0 = - B sub 0 %lambda exp( %lambda t ) + c B sub 0 exp( %lambda t )</annotation>
  </semantics>
</math>
</file>

<file path=Object 2/content.xml><?xml version="1.0" encoding="utf-8"?>
<math xmlns="http://www.w3.org/1998/Math/MathML" display="block">
  <semantics>
    <mi>t</mi>
    <annotation encoding="StarMath 5.0">t</annotation>
  </semantics>
</math>
</file>

<file path=Object 20/content.xml><?xml version="1.0" encoding="utf-8"?>
<math xmlns="http://www.w3.org/1998/Math/MathML" display="block">
  <semantics>
    <mrow>
      <msub>
        <mi>B</mi>
        <mn>0</mn>
      </msub>
      <mo stretchy="false">≠</mo>
      <mn>0</mn>
    </mrow>
    <annotation encoding="StarMath 5.0">B sub 0 &lt;&gt; 0</annotation>
  </semantics>
</math>
</file>

<file path=Object 21/content.xml><?xml version="1.0" encoding="utf-8"?>
<math xmlns="http://www.w3.org/1998/Math/MathML" display="block">
  <semantics>
    <mrow>
      <mi>exp</mi>
      <mrow>
        <mrow>
          <mo fence="true" stretchy="false">(</mo>
          <mrow>
            <mrow>
              <mi>λ</mi>
              <mi>t</mi>
            </mrow>
          </mrow>
          <mo fence="true" stretchy="false">)</mo>
        </mrow>
        <mo stretchy="false">≠</mo>
        <mn>0</mn>
      </mrow>
    </mrow>
    <annotation encoding="StarMath 5.0">exp( %lambda t ) &lt;&gt; 0</annotation>
  </semantics>
</math>
</file>

<file path=Object 22/content.xml><?xml version="1.0" encoding="utf-8"?>
<math xmlns="http://www.w3.org/1998/Math/MathML" display="block">
  <semantics>
    <mrow>
      <mn>0</mn>
      <mo stretchy="false">=</mo>
      <mrow>
        <mrow>
          <mo stretchy="false">−</mo>
          <mi>λ</mi>
        </mrow>
        <mo stretchy="false">+</mo>
        <mi>k</mi>
      </mrow>
      <mo stretchy="false">≡</mo>
      <mi>λ</mi>
      <mo stretchy="false">=</mo>
      <mi>k</mi>
    </mrow>
    <annotation encoding="StarMath 5.0">0 = - %lambda + k equiv %lambda = k</annotation>
  </semantics>
</math>
</file>

<file path=Object 23/content.xml><?xml version="1.0" encoding="utf-8"?>
<math xmlns="http://www.w3.org/1998/Math/MathML" display="block">
  <semantics>
    <mrow>
      <mi>B</mi>
      <mrow>
        <mrow>
          <mo fence="true" stretchy="false">(</mo>
          <mrow>
            <mi>t</mi>
          </mrow>
          <mo fence="true" stretchy="false">)</mo>
        </mrow>
        <mo stretchy="false">=</mo>
        <msub>
          <mi>B</mi>
          <mn>0</mn>
        </msub>
      </mrow>
      <mi>exp</mi>
      <mrow>
        <mo fence="true" stretchy="false">(</mo>
        <mrow>
          <mrow>
            <mi>k</mi>
            <mi>t</mi>
          </mrow>
        </mrow>
        <mo fence="true" stretchy="false">)</mo>
      </mrow>
    </mrow>
    <annotation encoding="StarMath 5.0">B( t ) = B sub 0 exp( k t )</annotation>
  </semantics>
</math>
</file>

<file path=Object 24/content.xml><?xml version="1.0" encoding="utf-8"?>
<math xmlns="http://www.w3.org/1998/Math/MathML" display="block">
  <semantics>
    <mi>k</mi>
    <annotation encoding="StarMath 5.0">k</annotation>
  </semantics>
</math>
</file>

<file path=Object 25/content.xml><?xml version="1.0" encoding="utf-8"?>
<math xmlns="http://www.w3.org/1998/Math/MathML" display="block">
  <semantics>
    <mrow>
      <mi>B</mi>
      <mrow>
        <mrow>
          <mo fence="true" stretchy="false">(</mo>
          <mrow>
            <mn>0</mn>
          </mrow>
          <mo fence="true" stretchy="false">)</mo>
        </mrow>
        <mo stretchy="false">=</mo>
        <mn>1000000</mn>
      </mrow>
    </mrow>
    <annotation encoding="StarMath 5.0">B( 0 ) = 1000000</annotation>
  </semantics>
</math>
</file>

<file path=Object 26/content.xml><?xml version="1.0" encoding="utf-8"?>
<math xmlns="http://www.w3.org/1998/Math/MathML" display="block">
  <semantics>
    <mrow>
      <mrow>
        <mn>1000000</mn>
        <mo stretchy="false">=</mo>
        <msub>
          <mi>B</mi>
          <mn>0</mn>
        </msub>
      </mrow>
      <mi>exp</mi>
      <mrow>
        <mrow>
          <mo fence="true" stretchy="false">(</mo>
          <mrow>
            <mrow>
              <mi>k</mi>
              <mo stretchy="false">⋅</mo>
              <mn>0</mn>
            </mrow>
          </mrow>
          <mo fence="true" stretchy="false">)</mo>
        </mrow>
        <mo stretchy="false">=</mo>
        <msub>
          <mi>B</mi>
          <mn>0</mn>
        </msub>
      </mrow>
    </mrow>
    <annotation encoding="StarMath 5.0">1000000 = B sub 0 exp( k cdot 0 ) = B sub 0</annotation>
  </semantics>
</math>
</file>

<file path=Object 27/content.xml><?xml version="1.0" encoding="utf-8"?>
<math xmlns="http://www.w3.org/1998/Math/MathML" display="block">
  <semantics>
    <mrow>
      <mi>B</mi>
      <mrow>
        <mrow>
          <mo fence="true" stretchy="false">(</mo>
          <mrow>
            <mrow>
              <mn>1</mn>
              <mi>h</mi>
            </mrow>
          </mrow>
          <mo fence="true" stretchy="false">)</mo>
        </mrow>
        <mo stretchy="false">=</mo>
        <mrow>
          <mo fence="true" stretchy="false">(</mo>
          <mrow>
            <mrow>
              <mrow>
                <mn>1</mn>
                <mo stretchy="false">−</mo>
                <mn>0</mn>
              </mrow>
              <mn>,225</mn>
            </mrow>
          </mrow>
          <mo fence="true" stretchy="false">)</mo>
        </mrow>
      </mrow>
      <mi>B</mi>
      <mrow>
        <mrow>
          <mo fence="true" stretchy="false">(</mo>
          <mrow>
            <mn>0</mn>
          </mrow>
          <mo fence="true" stretchy="false">)</mo>
        </mrow>
        <mo stretchy="false">=</mo>
        <mn>0</mn>
      </mrow>
      <mrow>
        <mrow>
          <mn>,775</mn>
          <mo stretchy="false">∗</mo>
          <mn>1000000</mn>
        </mrow>
        <mo stretchy="false">=</mo>
        <mn>775000</mn>
      </mrow>
    </mrow>
    <annotation encoding="StarMath 5.0">B( 1  h ) = ( 1-0,225 ) B ( 0 ) = 0,775 * 1000000 = 775000</annotation>
  </semantics>
</math>
</file>

<file path=Object 28/content.xml><?xml version="1.0" encoding="utf-8"?>
<math xmlns="http://www.w3.org/1998/Math/MathML" display="block">
  <semantics>
    <mtable>
      <mtr>
        <mtd>
          <mn>775000</mn>
        </mtd>
        <mtd>
          <mrow>
            <mspace width="0.5em"/>
            <mo stretchy="false">=</mo>
            <mspace width="0.5em"/>
          </mrow>
        </mtd>
        <mtd>
          <mrow>
            <mn>1000000</mn>
            <mi>exp</mi>
            <mrow>
              <mo fence="true" stretchy="false">(</mo>
              <mrow>
                <mrow>
                  <mrow>
                    <mi>k</mi>
                    <mo stretchy="false">⋅</mo>
                    <mn>1</mn>
                  </mrow>
                  <mi>h</mi>
                </mrow>
              </mrow>
              <mo fence="true" stretchy="false">)</mo>
            </mrow>
          </mrow>
        </mtd>
      </mtr>
      <mtr>
        <mtd>
          <mfrac>
            <mn>775000</mn>
            <mn>1000000</mn>
          </mfrac>
        </mtd>
        <mtd>
          <mrow>
            <mspace width="0.5em"/>
            <mo stretchy="false">=</mo>
            <mspace width="0.5em"/>
          </mrow>
        </mtd>
        <mtd>
          <mrow>
            <mi>exp</mi>
            <mrow>
              <mo fence="true" stretchy="false">(</mo>
              <mrow>
                <mrow>
                  <mrow>
                    <mi>k</mi>
                    <mo stretchy="false">⋅</mo>
                    <mn>1</mn>
                  </mrow>
                  <mi>h</mi>
                </mrow>
              </mrow>
              <mo fence="true" stretchy="false">)</mo>
            </mrow>
          </mrow>
        </mtd>
      </mtr>
      <mtr>
        <mtd>
          <mrow>
            <mi>ln</mi>
            <mfrac>
              <mn>775000</mn>
              <mn>1000000</mn>
            </mfrac>
          </mrow>
        </mtd>
        <mtd>
          <mrow>
            <mspace width="0.5em"/>
            <mo stretchy="false">=</mo>
            <mspace width="0.5em"/>
          </mrow>
        </mtd>
        <mtd>
          <mrow>
            <mrow>
              <mi>k</mi>
              <mo stretchy="false">⋅</mo>
              <mn>1</mn>
            </mrow>
            <mi>h</mi>
          </mrow>
        </mtd>
      </mtr>
      <mtr>
        <mtd>
          <mrow>
            <mfrac>
              <mn>1</mn>
              <mrow>
                <mn>1</mn>
                <mi>h</mi>
              </mrow>
            </mfrac>
            <mi>ln</mi>
            <mfrac>
              <mn>775000</mn>
              <mn>1000000</mn>
            </mfrac>
          </mrow>
        </mtd>
        <mtd>
          <mrow>
            <mspace width="0.5em"/>
            <mo stretchy="false">=</mo>
            <mspace width="0.5em"/>
          </mrow>
        </mtd>
        <mtd>
          <mi>k</mi>
        </mtd>
      </mtr>
      <mtr>
        <mtd>
          <mrow>
            <mrow>
              <mo stretchy="false">−</mo>
              <mn>0</mn>
            </mrow>
            <mn>,25489224962879</mn>
            <msup>
              <mi>h</mi>
              <mrow>
                <mo stretchy="false">−</mo>
                <mn>1</mn>
              </mrow>
            </msup>
          </mrow>
        </mtd>
        <mtd>
          <mrow>
            <mspace width="0.5em"/>
            <mo stretchy="false">=</mo>
            <mspace width="0.5em"/>
          </mrow>
        </mtd>
        <mtd>
          <mi>k</mi>
        </mtd>
      </mtr>
    </mtable>
    <annotation encoding="StarMath 5.0">matrix{
775000 # `=` # 1000000 exp( k cdot 1 h ) ##
775000 over 1000000 # `=` # exp( k cdot 1 h ) ##
ln{ 775000 over 1000000 } # `=` # k cdot 1 h ##
1 over { 1 h } ln{ 775000 over 1000000 } # `=` # k ##
-0,25489224962879  h sup { -1 } # `=` # k
}</annotation>
  </semantics>
</math>
</file>

<file path=Object 29/content.xml><?xml version="1.0" encoding="utf-8"?>
<math xmlns="http://www.w3.org/1998/Math/MathML" display="block">
  <semantics>
    <msub>
      <mi>t</mi>
      <mn>1</mn>
    </msub>
    <annotation encoding="StarMath 5.0">t sub 1</annotation>
  </semantics>
</math>
</file>

<file path=Object 3/content.xml><?xml version="1.0" encoding="utf-8"?>
<math xmlns="http://www.w3.org/1998/Math/MathML" display="block">
  <semantics>
    <msub>
      <mi>t</mi>
      <mn>0</mn>
    </msub>
    <annotation encoding="StarMath 5.0">t sub 0</annotation>
  </semantics>
</math>
</file>

<file path=Object 30/content.xml><?xml version="1.0" encoding="utf-8"?>
<math xmlns="http://www.w3.org/1998/Math/MathML" display="block">
  <semantics>
    <mrow>
      <mi>B</mi>
      <mrow>
        <mrow>
          <mo fence="true" stretchy="false">(</mo>
          <mrow>
            <msub>
              <mi>t</mi>
              <mn>1</mn>
            </msub>
          </mrow>
          <mo fence="true" stretchy="false">)</mo>
        </mrow>
        <mo stretchy="false">=</mo>
        <mn>0</mn>
      </mrow>
    </mrow>
    <annotation encoding="StarMath 5.0">B( t sub 1 ) = 0</annotation>
  </semantics>
</math>
</file>

<file path=Object 31/content.xml><?xml version="1.0" encoding="utf-8"?>
<math xmlns="http://www.w3.org/1998/Math/MathML" display="block">
  <semantics>
    <msub>
      <mi>t</mi>
      <mn>1</mn>
    </msub>
    <annotation encoding="StarMath 5.0">t sub 1</annotation>
  </semantics>
</math>
</file>

<file path=Object 32/content.xml><?xml version="1.0" encoding="utf-8"?>
<math xmlns="http://www.w3.org/1998/Math/MathML" display="block">
  <semantics>
    <mrow>
      <mi>B</mi>
      <mrow>
        <mrow>
          <mo fence="true" stretchy="false">(</mo>
          <mrow>
            <msub>
              <mi>t</mi>
              <mn>1</mn>
            </msub>
          </mrow>
          <mo fence="true" stretchy="false">)</mo>
        </mrow>
        <mo stretchy="false">=</mo>
        <mn>1</mn>
      </mrow>
    </mrow>
    <annotation encoding="StarMath 5.0">B( t sub 1 ) = 1</annotation>
  </semantics>
</math>
</file>

<file path=Object 33/content.xml><?xml version="1.0" encoding="utf-8"?>
<math xmlns="http://www.w3.org/1998/Math/MathML" display="block">
  <semantics>
    <msub>
      <mi>t</mi>
      <mn>1</mn>
    </msub>
    <annotation encoding="StarMath 5.0">t sub 1</annotation>
  </semantics>
</math>
</file>

<file path=Object 34/content.xml><?xml version="1.0" encoding="utf-8"?>
<math xmlns="http://www.w3.org/1998/Math/MathML" display="block">
  <semantics>
    <mtable>
      <mtr>
        <mtd>
          <mn>1</mn>
        </mtd>
        <mtd>
          <mrow>
            <mspace width="0.5em"/>
            <mo stretchy="false">=</mo>
            <mspace width="0.5em"/>
          </mrow>
        </mtd>
        <mtd>
          <mrow>
            <msub>
              <mi>B</mi>
              <mn>0</mn>
            </msub>
            <mi>exp</mi>
            <mrow>
              <mo fence="true" stretchy="false">(</mo>
              <mrow>
                <mrow>
                  <mi>k</mi>
                  <msub>
                    <mi>t</mi>
                    <mn>1</mn>
                  </msub>
                </mrow>
              </mrow>
              <mo fence="true" stretchy="false">)</mo>
            </mrow>
          </mrow>
        </mtd>
      </mtr>
      <mtr>
        <mtd>
          <mfrac>
            <mn>1</mn>
            <msub>
              <mi>B</mi>
              <mn>0</mn>
            </msub>
          </mfrac>
        </mtd>
        <mtd>
          <mrow>
            <mspace width="0.5em"/>
            <mo stretchy="false">=</mo>
            <mspace width="0.5em"/>
          </mrow>
        </mtd>
        <mtd>
          <mrow>
            <mi>exp</mi>
            <mrow>
              <mo fence="true" stretchy="false">(</mo>
              <mrow>
                <mrow>
                  <mi>k</mi>
                  <msub>
                    <mi>t</mi>
                    <mn>1</mn>
                  </msub>
                </mrow>
              </mrow>
              <mo fence="true" stretchy="false">)</mo>
            </mrow>
          </mrow>
        </mtd>
      </mtr>
      <mtr>
        <mtd>
          <mrow>
            <mi>ln</mi>
            <mfrac>
              <mn>1</mn>
              <msub>
                <mi>B</mi>
                <mn>0</mn>
              </msub>
            </mfrac>
          </mrow>
        </mtd>
        <mtd>
          <mrow>
            <mspace width="0.5em"/>
            <mo stretchy="false">=</mo>
            <mspace width="0.5em"/>
          </mrow>
        </mtd>
        <mtd>
          <mrow>
            <mi>k</mi>
            <msub>
              <mi>t</mi>
              <mn>1</mn>
            </msub>
          </mrow>
        </mtd>
      </mtr>
      <mtr>
        <mtd>
          <mfrac>
            <mrow>
              <mo stretchy="false">−</mo>
              <mrow>
                <mi>ln</mi>
                <msub>
                  <mi>B</mi>
                  <mn>0</mn>
                </msub>
              </mrow>
            </mrow>
            <mi>k</mi>
          </mfrac>
        </mtd>
        <mtd>
          <mrow>
            <mspace width="0.5em"/>
            <mo stretchy="false">=</mo>
            <mspace width="0.5em"/>
          </mrow>
        </mtd>
        <mtd>
          <msub>
            <mi>t</mi>
            <mn>1</mn>
          </msub>
        </mtd>
      </mtr>
      <mtr>
        <mtd>
          <msub>
            <mi>t</mi>
            <mn>1</mn>
          </msub>
        </mtd>
        <mtd>
          <mrow>
            <mspace width="0.5em"/>
            <mo stretchy="false">=</mo>
            <mspace width="0.5em"/>
          </mrow>
        </mtd>
        <mtd>
          <mfrac>
            <mrow>
              <mo stretchy="false">−</mo>
              <mrow>
                <mi>ln</mi>
                <mn>1000000</mn>
              </mrow>
            </mrow>
            <mrow>
              <mrow>
                <mo stretchy="false">−</mo>
                <mn>0</mn>
              </mrow>
              <mn>,25489224962879</mn>
              <msup>
                <mi>h</mi>
                <mrow>
                  <mo stretchy="false">−</mo>
                  <mn>1</mn>
                </mrow>
              </msup>
            </mrow>
          </mfrac>
        </mtd>
      </mtr>
      <mtr>
        <mtd>
          <msub>
            <mi>t</mi>
            <mn>1</mn>
          </msub>
        </mtd>
        <mtd>
          <mrow>
            <mspace width="0.5em"/>
            <mo stretchy="false">=</mo>
            <mspace width="0.5em"/>
          </mrow>
        </mtd>
        <mtd>
          <mrow>
            <mn>54</mn>
            <mn>,201375593351166</mn>
            <mi>h</mi>
          </mrow>
        </mtd>
      </mtr>
    </mtable>
    <annotation encoding="StarMath 5.0">matrix{
1 # `=` # B sub 0 exp( k t sub 1 ) ##
1 over { B sub 0 } # `=` # exp( k t sub 1 ) ##
ln { 1 over { B sub 0 } } # `=` # k t sub 1 ##
- { ln B sub 0 } over k # `=` # t sub 1 ##
t sub 1 # `=` # -{ln 1000000} over { -0,25489224962879 h sup { -1 } } ##
t sub 1 # `=` # 54,201375593351166 h
}</annotation>
  </semantics>
</math>
</file>

<file path=Object 4/content.xml><?xml version="1.0" encoding="utf-8"?>
<math xmlns="http://www.w3.org/1998/Math/MathML" display="block">
  <semantics>
    <mrow>
      <mi>t</mi>
      <mo stretchy="false">→</mo>
      <msub>
        <mi>t</mi>
        <mn>0</mn>
      </msub>
    </mrow>
    <annotation encoding="StarMath 5.0">t toward t sub 0</annotation>
  </semantics>
</math>
</file>

<file path=Object 5/content.xml><?xml version="1.0" encoding="utf-8"?>
<math xmlns="http://www.w3.org/1998/Math/MathML" display="block">
  <semantics>
    <mrow>
      <mi>h</mi>
      <mo stretchy="false">=</mo>
      <mrow>
        <mi>t</mi>
        <mo stretchy="false">−</mo>
        <msub>
          <mi>t</mi>
          <mn>0</mn>
        </msub>
      </mrow>
      <mo stretchy="false">≡</mo>
      <mi>t</mi>
      <mo stretchy="false">=</mo>
      <mrow>
        <msub>
          <mi>t</mi>
          <mn>0</mn>
        </msub>
        <mo stretchy="false">+</mo>
        <mi>h</mi>
      </mrow>
    </mrow>
    <annotation encoding="StarMath 5.0">h = t - t sub 0 equiv t = t sub 0 + h </annotation>
  </semantics>
</math>
</file>

<file path=Object 6/content.xml><?xml version="1.0" encoding="utf-8"?>
<math xmlns="http://www.w3.org/1998/Math/MathML" display="block">
  <semantics>
    <mrow>
      <mrow>
        <mfrac>
          <mrow>
            <mi>B</mi>
            <mrow>
              <mrow>
                <mo fence="true" stretchy="false">(</mo>
                <mrow>
                  <mrow>
                    <msub>
                      <mi>t</mi>
                      <mn>0</mn>
                    </msub>
                    <mo stretchy="false">+</mo>
                    <mi>h</mi>
                  </mrow>
                </mrow>
                <mo fence="true" stretchy="false">)</mo>
              </mrow>
              <mo stretchy="false">−</mo>
              <mi>B</mi>
            </mrow>
            <mrow>
              <mo fence="true" stretchy="false">(</mo>
              <mrow>
                <msub>
                  <mi>t</mi>
                  <mn>0</mn>
                </msub>
              </mrow>
              <mo fence="true" stretchy="false">)</mo>
            </mrow>
          </mrow>
          <mi>h</mi>
        </mfrac>
        <mo stretchy="false">=</mo>
        <mrow>
          <mi>k</mi>
          <mo stretchy="false">⋅</mo>
          <mi>B</mi>
        </mrow>
      </mrow>
      <mrow>
        <mo fence="true" stretchy="false">(</mo>
        <mrow>
          <msub>
            <mi>t</mi>
            <mn>0</mn>
          </msub>
        </mrow>
        <mo fence="true" stretchy="false">)</mo>
      </mrow>
    </mrow>
    <annotation encoding="StarMath 5.0">{ B(t sub 0 + h) - B(t sub 0) } over h = k cdot B( t sub 0 )</annotation>
  </semantics>
</math>
</file>

<file path=Object 7/content.xml><?xml version="1.0" encoding="utf-8"?>
<math xmlns="http://www.w3.org/1998/Math/MathML" display="block">
  <semantics>
    <mrow>
      <mrow>
        <mrow>
          <munder>
            <mi>lim</mi>
            <mrow>
              <mi>h</mi>
              <mo stretchy="false">→</mo>
              <mn>0</mn>
            </mrow>
          </munder>
          <mfrac>
            <mrow>
              <mi>B</mi>
              <mrow>
                <mrow>
                  <mo fence="true" stretchy="false">(</mo>
                  <mrow>
                    <mrow>
                      <msub>
                        <mi>t</mi>
                        <mn>0</mn>
                      </msub>
                      <mo stretchy="false">+</mo>
                      <mi>h</mi>
                    </mrow>
                  </mrow>
                  <mo fence="true" stretchy="false">)</mo>
                </mrow>
                <mo stretchy="false">−</mo>
                <mi>B</mi>
              </mrow>
              <mrow>
                <mo fence="true" stretchy="false">(</mo>
                <mrow>
                  <msub>
                    <mi>t</mi>
                    <mn>0</mn>
                  </msub>
                </mrow>
                <mo fence="true" stretchy="false">)</mo>
              </mrow>
            </mrow>
            <mi>h</mi>
          </mfrac>
        </mrow>
        <mo stretchy="false">=</mo>
        <mrow>
          <mi>k</mi>
          <mo stretchy="false">⋅</mo>
          <mi>B</mi>
        </mrow>
      </mrow>
      <mrow>
        <mo fence="true" stretchy="false">(</mo>
        <mrow>
          <msub>
            <mi>t</mi>
            <mn>0</mn>
          </msub>
        </mrow>
        <mo fence="true" stretchy="false">)</mo>
      </mrow>
    </mrow>
    <annotation encoding="StarMath 5.0">lim csub {h toward 0}{{ B(t sub 0 + h) - B(t sub 0) } over h} = k cdot B( t sub 0) </annotation>
  </semantics>
</math>
</file>

<file path=Object 8/content.xml><?xml version="1.0" encoding="utf-8"?>
<math xmlns="http://www.w3.org/1998/Math/MathML" display="block">
  <semantics>
    <mi>h</mi>
    <annotation encoding="StarMath 5.0">h</annotation>
  </semantics>
</math>
</file>

<file path=Object 9/content.xml><?xml version="1.0" encoding="utf-8"?>
<math xmlns="http://www.w3.org/1998/Math/MathML" display="block">
  <semantics>
    <mi>B</mi>
    <annotation encoding="StarMath 5.0">B</annotation>
  </semantics>
</math>
</file>